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ManagerImpl.buildPath( PathBuilder builder , Item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HierarchyManagerImpl.getChildNodeEntry( NodeState parent ,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getParentIds( ItemState state , boolean useOverlay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ierarchyManagerImpl.resolveProperty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resolvePath( Path . Element [ ] elements , int next , ItemId id , int typesAllow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ierarchyManagerImpl.getRoo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ierarchyManagerImpl.isShareAncestor( NodeId ancestor , NodeId descenda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ierarchyManagerImpl.getParentId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getChildNodeEntry( NodeState parent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HierarchyManagerImpl( NodeId rootNodeId , ItemStateManag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erarchyManagerImpl.pathResolved( ItemId id , Path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erarchyManagerImpl.getRelativeDepth( NodeId ancestorId , ItemId descendan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ierarchyManagerImpl.getPath( Item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ierarchyManagerImpl.resolveNode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resolvePath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erarchyManagerImpl.getShareRelativeDepth( NodeId ancestor , ItemId descenda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ierarchyManagerImpl.has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isAncestor( NodeId nodeId , ItemId i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ierarchyManagerImpl.getName( ItemId i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ierarchyManagerImpl.getDepth( Item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ierarchyManagerImpl.resolvePath( Path path , int typesAllow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erarchyManagerImpl.getName( NodeId id , NodeId par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ierarchyManagerImpl.get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